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aea79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333333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svg:stroke-color="#000000" draw:marker-start-width="0.66cm" draw:marker-end-width="0.66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149cm" svg:height="1.724cm" svg:x="1.953cm" svg:y="6.6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.053cm" svg:height="0.465cm" svg:x="2.031cm" svg:y="7.8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149cm" svg:height="1.724cm" svg:x="3.385cm" svg:y="6.6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.053cm" svg:height="0.465cm" svg:x="3.463cm" svg:y="7.8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149cm" svg:height="1.724cm" svg:x="4.893cm" svg:y="6.6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.053cm" svg:height="0.465cm" svg:x="4.971cm" svg:y="7.8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149cm" svg:height="1.724cm" svg:x="6.401cm" svg:y="6.6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.053cm" svg:height="0.465cm" svg:x="6.479cm" svg:y="7.8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149cm" svg:height="1.724cm" svg:x="7.909cm" svg:y="6.6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.054cm" svg:height="0.465cm" svg:x="7.986cm" svg:y="7.8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149cm" svg:height="1.724cm" svg:x="10.953cm" svg:y="6.6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.053cm" svg:height="0.465cm" svg:x="11.031cm" svg:y="7.8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149cm" svg:height="1.724cm" svg:x="12.385cm" svg:y="6.6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.053cm" svg:height="0.465cm" svg:x="12.463cm" svg:y="7.8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149cm" svg:height="1.724cm" svg:x="13.893cm" svg:y="6.6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.053cm" svg:height="0.465cm" svg:x="13.971cm" svg:y="7.8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149cm" svg:height="1.724cm" svg:x="15.401cm" svg:y="6.6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.053cm" svg:height="0.465cm" svg:x="15.479cm" svg:y="7.8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149cm" svg:height="1.724cm" svg:x="16.909cm" svg:y="6.6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.054cm" svg:height="0.465cm" svg:x="16.986cm" svg:y="7.8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149cm" svg:height="1.724cm" svg:x="1.953cm" svg:y="8.69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1" draw:layer="layout" svg:width="1.053cm" svg:height="0.465cm" svg:x="2.031cm" svg:y="8.80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draw:layer="layout" svg:width="1.149cm" svg:height="1.724cm" svg:x="3.385cm" svg:y="8.69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1" draw:layer="layout" svg:width="1.053cm" svg:height="0.465cm" svg:x="3.463cm" svg:y="8.80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draw:layer="layout" svg:width="1.149cm" svg:height="1.724cm" svg:x="4.893cm" svg:y="8.69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1" draw:layer="layout" svg:width="1.053cm" svg:height="0.465cm" svg:x="4.971cm" svg:y="8.80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draw:layer="layout" svg:width="1.149cm" svg:height="1.724cm" svg:x="6.401cm" svg:y="8.69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1" draw:layer="layout" svg:width="1.053cm" svg:height="0.465cm" svg:x="6.479cm" svg:y="8.80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draw:layer="layout" svg:width="1.149cm" svg:height="1.724cm" svg:x="7.909cm" svg:y="8.69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1" draw:layer="layout" svg:width="1.054cm" svg:height="0.465cm" svg:x="7.986cm" svg:y="8.80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draw:layer="layout" svg:width="1.149cm" svg:height="1.724cm" svg:x="10.953cm" svg:y="8.69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1" draw:layer="layout" svg:width="1.053cm" svg:height="0.465cm" svg:x="11.031cm" svg:y="8.80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draw:layer="layout" svg:width="1.149cm" svg:height="1.724cm" svg:x="12.385cm" svg:y="8.69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1" draw:layer="layout" svg:width="1.053cm" svg:height="0.465cm" svg:x="12.463cm" svg:y="8.80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draw:layer="layout" svg:width="1.149cm" svg:height="1.724cm" svg:x="13.893cm" svg:y="8.69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1" draw:layer="layout" svg:width="1.053cm" svg:height="0.465cm" svg:x="13.971cm" svg:y="8.80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draw:layer="layout" svg:width="1.149cm" svg:height="1.724cm" svg:x="15.401cm" svg:y="8.69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1" draw:layer="layout" svg:width="1.053cm" svg:height="0.465cm" svg:x="15.479cm" svg:y="8.80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draw:layer="layout" svg:width="1.149cm" svg:height="1.724cm" svg:x="16.909cm" svg:y="8.69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1" draw:layer="layout" svg:width="1.054cm" svg:height="0.465cm" svg:x="16.986cm" svg:y="8.80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draw:layer="layout" svg:width="1.149cm" svg:height="1.724cm" svg:x="1.953cm" svg:y="11.6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.053cm" svg:height="0.465cm" svg:x="2.031cm" svg:y="12.8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149cm" svg:height="1.724cm" svg:x="3.385cm" svg:y="11.6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.053cm" svg:height="0.465cm" svg:x="3.463cm" svg:y="12.8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149cm" svg:height="1.724cm" svg:x="4.893cm" svg:y="11.6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.053cm" svg:height="0.465cm" svg:x="4.971cm" svg:y="12.8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149cm" svg:height="1.724cm" svg:x="6.401cm" svg:y="11.6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.053cm" svg:height="0.465cm" svg:x="6.479cm" svg:y="12.8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149cm" svg:height="1.724cm" svg:x="7.909cm" svg:y="11.6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.054cm" svg:height="0.465cm" svg:x="7.986cm" svg:y="12.8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149cm" svg:height="1.724cm" svg:x="10.953cm" svg:y="11.6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.053cm" svg:height="0.465cm" svg:x="11.031cm" svg:y="12.8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149cm" svg:height="1.724cm" svg:x="12.385cm" svg:y="11.6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.053cm" svg:height="0.465cm" svg:x="12.463cm" svg:y="12.8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149cm" svg:height="1.724cm" svg:x="13.893cm" svg:y="11.6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.053cm" svg:height="0.465cm" svg:x="13.971cm" svg:y="12.8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149cm" svg:height="1.724cm" svg:x="15.401cm" svg:y="11.6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.053cm" svg:height="0.465cm" svg:x="15.479cm" svg:y="12.8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149cm" svg:height="1.724cm" svg:x="16.909cm" svg:y="11.6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.054cm" svg:height="0.465cm" svg:x="16.986cm" svg:y="12.8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149cm" svg:height="1.724cm" svg:x="1.953cm" svg:y="13.69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1" draw:layer="layout" svg:width="1.053cm" svg:height="0.465cm" svg:x="2.031cm" svg:y="13.80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draw:layer="layout" svg:width="1.149cm" svg:height="1.724cm" svg:x="3.385cm" svg:y="13.69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1" draw:layer="layout" svg:width="1.053cm" svg:height="0.465cm" svg:x="3.463cm" svg:y="13.80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draw:layer="layout" svg:width="1.149cm" svg:height="1.724cm" svg:x="4.893cm" svg:y="13.69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1" draw:layer="layout" svg:width="1.053cm" svg:height="0.465cm" svg:x="4.971cm" svg:y="13.80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draw:layer="layout" svg:width="1.149cm" svg:height="1.724cm" svg:x="6.401cm" svg:y="13.69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1" draw:layer="layout" svg:width="1.053cm" svg:height="0.465cm" svg:x="6.479cm" svg:y="13.80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draw:layer="layout" svg:width="1.149cm" svg:height="1.724cm" svg:x="7.909cm" svg:y="13.69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1" draw:layer="layout" svg:width="1.054cm" svg:height="0.465cm" svg:x="7.986cm" svg:y="13.80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draw:layer="layout" svg:width="1.149cm" svg:height="1.724cm" svg:x="10.953cm" svg:y="13.69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1" draw:layer="layout" svg:width="1.053cm" svg:height="0.465cm" svg:x="11.031cm" svg:y="13.80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draw:layer="layout" svg:width="1.149cm" svg:height="1.724cm" svg:x="12.385cm" svg:y="13.69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1" draw:layer="layout" svg:width="1.053cm" svg:height="0.465cm" svg:x="12.463cm" svg:y="13.80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draw:layer="layout" svg:width="1.149cm" svg:height="1.724cm" svg:x="13.893cm" svg:y="13.69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1" draw:layer="layout" svg:width="1.053cm" svg:height="0.465cm" svg:x="13.971cm" svg:y="13.80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draw:layer="layout" svg:width="1.149cm" svg:height="1.724cm" svg:x="15.401cm" svg:y="13.69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1" draw:layer="layout" svg:width="1.053cm" svg:height="0.465cm" svg:x="15.479cm" svg:y="13.80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draw:layer="layout" svg:width="1.149cm" svg:height="1.724cm" svg:x="16.909cm" svg:y="13.69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1" draw:layer="layout" svg:width="1.054cm" svg:height="0.465cm" svg:x="16.986cm" svg:y="13.80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draw:layer="layout" svg:width="1.149cm" svg:height="1.724cm" svg:x="1.953cm" svg:y="16.6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.053cm" svg:height="0.465cm" svg:x="2.031cm" svg:y="17.8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149cm" svg:height="1.724cm" svg:x="3.385cm" svg:y="16.6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.053cm" svg:height="0.465cm" svg:x="3.463cm" svg:y="17.8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149cm" svg:height="1.724cm" svg:x="4.893cm" svg:y="16.6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.053cm" svg:height="0.465cm" svg:x="4.971cm" svg:y="17.8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149cm" svg:height="1.724cm" svg:x="6.401cm" svg:y="16.6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.053cm" svg:height="0.465cm" svg:x="6.479cm" svg:y="17.8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149cm" svg:height="1.724cm" svg:x="7.909cm" svg:y="16.6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.054cm" svg:height="0.465cm" svg:x="7.986cm" svg:y="17.8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149cm" svg:height="1.724cm" svg:x="10.953cm" svg:y="16.6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.053cm" svg:height="0.465cm" svg:x="11.031cm" svg:y="17.8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149cm" svg:height="1.724cm" svg:x="12.385cm" svg:y="16.6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.053cm" svg:height="0.465cm" svg:x="12.463cm" svg:y="17.8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149cm" svg:height="1.724cm" svg:x="13.893cm" svg:y="16.6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.053cm" svg:height="0.465cm" svg:x="13.971cm" svg:y="17.8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149cm" svg:height="1.724cm" svg:x="15.401cm" svg:y="16.6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.053cm" svg:height="0.465cm" svg:x="15.479cm" svg:y="17.8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149cm" svg:height="1.724cm" svg:x="16.909cm" svg:y="16.6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.054cm" svg:height="0.465cm" svg:x="16.986cm" svg:y="17.8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149cm" svg:height="1.724cm" svg:x="1.953cm" svg:y="18.69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1" draw:layer="layout" svg:width="1.053cm" svg:height="0.465cm" svg:x="2.031cm" svg:y="18.80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draw:layer="layout" svg:width="1.149cm" svg:height="1.724cm" svg:x="3.385cm" svg:y="18.69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1" draw:layer="layout" svg:width="1.053cm" svg:height="0.465cm" svg:x="3.463cm" svg:y="18.80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draw:layer="layout" svg:width="1.149cm" svg:height="1.724cm" svg:x="4.893cm" svg:y="18.69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1" draw:layer="layout" svg:width="1.053cm" svg:height="0.465cm" svg:x="4.971cm" svg:y="18.80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draw:layer="layout" svg:width="1.149cm" svg:height="1.724cm" svg:x="6.401cm" svg:y="18.69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1" draw:layer="layout" svg:width="1.053cm" svg:height="0.465cm" svg:x="6.479cm" svg:y="18.80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draw:layer="layout" svg:width="1.149cm" svg:height="1.724cm" svg:x="7.909cm" svg:y="18.69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1" draw:layer="layout" svg:width="1.054cm" svg:height="0.465cm" svg:x="7.986cm" svg:y="18.80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draw:layer="layout" svg:width="1.149cm" svg:height="1.724cm" svg:x="10.953cm" svg:y="18.69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1" draw:layer="layout" svg:width="1.053cm" svg:height="0.465cm" svg:x="11.031cm" svg:y="18.80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draw:layer="layout" svg:width="1.149cm" svg:height="1.724cm" svg:x="12.385cm" svg:y="18.69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1" draw:layer="layout" svg:width="1.053cm" svg:height="0.465cm" svg:x="12.463cm" svg:y="18.80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draw:layer="layout" svg:width="1.149cm" svg:height="1.724cm" svg:x="13.893cm" svg:y="18.69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1" draw:layer="layout" svg:width="1.053cm" svg:height="0.465cm" svg:x="13.971cm" svg:y="18.80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draw:layer="layout" svg:width="1.149cm" svg:height="1.724cm" svg:x="15.401cm" svg:y="18.69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1" draw:layer="layout" svg:width="1.053cm" svg:height="0.465cm" svg:x="15.479cm" svg:y="18.80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draw:layer="layout" svg:width="1.149cm" svg:height="1.724cm" svg:x="16.909cm" svg:y="18.69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1" draw:layer="layout" svg:width="1.054cm" svg:height="0.465cm" svg:x="16.986cm" svg:y="18.808cm">
          <text:p/>
          <draw:enhanced-geometry svg:viewBox="0 0 21600 21600" draw:mirror-vertical="false" draw:type="rectangle" draw:enhanced-path="M 0 0 L 21600 0 21600 21600 0 21600 0 0 Z N"/>
        </draw:custom-shape>
        <draw:g>
          <draw:line draw:style-name="gr3" draw:text-style-name="P1" draw:layer="layout" svg:x1="2.524cm" svg:y1="6.81cm" svg:x2="2.524cm" svg:y2="7.699cm">
            <text:p/>
          </draw:line>
          <draw:line draw:style-name="gr3" draw:text-style-name="P1" draw:layer="layout" svg:x1="2.27cm" svg:y1="7.445cm" svg:x2="2.778cm" svg:y2="7.445cm">
            <text:p/>
          </draw:line>
        </draw:g>
        <draw:g>
          <draw:line draw:style-name="gr3" draw:text-style-name="P1" draw:layer="layout" svg:x1="3.924cm" svg:y1="6.811cm" svg:x2="3.924cm" svg:y2="7.7cm">
            <text:p/>
          </draw:line>
          <draw:line draw:style-name="gr3" draw:text-style-name="P1" draw:layer="layout" svg:x1="3.67cm" svg:y1="7.446cm" svg:x2="4.178cm" svg:y2="7.446cm">
            <text:p/>
          </draw:line>
        </draw:g>
        <draw:g>
          <draw:line draw:style-name="gr3" draw:text-style-name="P1" draw:layer="layout" svg:x1="5.424cm" svg:y1="6.811cm" svg:x2="5.424cm" svg:y2="7.7cm">
            <text:p/>
          </draw:line>
          <draw:line draw:style-name="gr3" draw:text-style-name="P1" draw:layer="layout" svg:x1="5.17cm" svg:y1="7.446cm" svg:x2="5.678cm" svg:y2="7.446cm">
            <text:p/>
          </draw:line>
        </draw:g>
        <draw:g>
          <draw:line draw:style-name="gr3" draw:text-style-name="P1" draw:layer="layout" svg:x1="7.024cm" svg:y1="6.812cm" svg:x2="7.024cm" svg:y2="7.701cm">
            <text:p/>
          </draw:line>
          <draw:line draw:style-name="gr3" draw:text-style-name="P1" draw:layer="layout" svg:x1="6.77cm" svg:y1="7.447cm" svg:x2="7.278cm" svg:y2="7.447cm">
            <text:p/>
          </draw:line>
        </draw:g>
        <draw:g>
          <draw:line draw:style-name="gr3" draw:text-style-name="P1" draw:layer="layout" svg:x1="8.524cm" svg:y1="6.812cm" svg:x2="8.524cm" svg:y2="7.701cm">
            <text:p/>
          </draw:line>
          <draw:line draw:style-name="gr3" draw:text-style-name="P1" draw:layer="layout" svg:x1="8.27cm" svg:y1="7.447cm" svg:x2="8.778cm" svg:y2="7.447cm">
            <text:p/>
          </draw:line>
        </draw:g>
        <draw:g>
          <draw:line draw:style-name="gr3" draw:text-style-name="P1" draw:layer="layout" svg:x1="11.524cm" svg:y1="6.811cm" svg:x2="11.524cm" svg:y2="7.7cm">
            <text:p/>
          </draw:line>
          <draw:line draw:style-name="gr3" draw:text-style-name="P1" draw:layer="layout" svg:x1="11.27cm" svg:y1="7.446cm" svg:x2="11.778cm" svg:y2="7.446cm">
            <text:p/>
          </draw:line>
        </draw:g>
        <draw:g>
          <draw:line draw:style-name="gr3" draw:text-style-name="P1" draw:layer="layout" svg:x1="12.924cm" svg:y1="6.812cm" svg:x2="12.924cm" svg:y2="7.701cm">
            <text:p/>
          </draw:line>
          <draw:line draw:style-name="gr3" draw:text-style-name="P1" draw:layer="layout" svg:x1="12.67cm" svg:y1="7.447cm" svg:x2="13.178cm" svg:y2="7.447cm">
            <text:p/>
          </draw:line>
        </draw:g>
        <draw:g>
          <draw:line draw:style-name="gr3" draw:text-style-name="P1" draw:layer="layout" svg:x1="14.424cm" svg:y1="6.812cm" svg:x2="14.424cm" svg:y2="7.701cm">
            <text:p/>
          </draw:line>
          <draw:line draw:style-name="gr3" draw:text-style-name="P1" draw:layer="layout" svg:x1="14.17cm" svg:y1="7.447cm" svg:x2="14.678cm" svg:y2="7.447cm">
            <text:p/>
          </draw:line>
        </draw:g>
        <draw:g>
          <draw:line draw:style-name="gr3" draw:text-style-name="P1" draw:layer="layout" svg:x1="16.024cm" svg:y1="6.813cm" svg:x2="16.024cm" svg:y2="7.702cm">
            <text:p/>
          </draw:line>
          <draw:line draw:style-name="gr3" draw:text-style-name="P1" draw:layer="layout" svg:x1="15.77cm" svg:y1="7.448cm" svg:x2="16.278cm" svg:y2="7.448cm">
            <text:p/>
          </draw:line>
        </draw:g>
        <draw:g>
          <draw:line draw:style-name="gr3" draw:text-style-name="P1" draw:layer="layout" svg:x1="17.524cm" svg:y1="6.813cm" svg:x2="17.524cm" svg:y2="7.702cm">
            <text:p/>
          </draw:line>
          <draw:line draw:style-name="gr3" draw:text-style-name="P1" draw:layer="layout" svg:x1="17.27cm" svg:y1="7.448cm" svg:x2="17.778cm" svg:y2="7.448cm">
            <text:p/>
          </draw:line>
        </draw:g>
        <draw:g>
          <draw:line draw:style-name="gr3" draw:text-style-name="P1" draw:layer="layout" svg:x1="2.524cm" svg:y1="11.81cm" svg:x2="2.524cm" svg:y2="12.699cm">
            <text:p/>
          </draw:line>
          <draw:line draw:style-name="gr3" draw:text-style-name="P1" draw:layer="layout" svg:x1="2.27cm" svg:y1="12.445cm" svg:x2="2.778cm" svg:y2="12.445cm">
            <text:p/>
          </draw:line>
        </draw:g>
        <draw:g>
          <draw:line draw:style-name="gr3" draw:text-style-name="P1" draw:layer="layout" svg:x1="3.924cm" svg:y1="11.811cm" svg:x2="3.924cm" svg:y2="12.7cm">
            <text:p/>
          </draw:line>
          <draw:line draw:style-name="gr3" draw:text-style-name="P1" draw:layer="layout" svg:x1="3.67cm" svg:y1="12.446cm" svg:x2="4.178cm" svg:y2="12.446cm">
            <text:p/>
          </draw:line>
        </draw:g>
        <draw:g>
          <draw:line draw:style-name="gr3" draw:text-style-name="P1" draw:layer="layout" svg:x1="5.424cm" svg:y1="11.811cm" svg:x2="5.424cm" svg:y2="12.7cm">
            <text:p/>
          </draw:line>
          <draw:line draw:style-name="gr3" draw:text-style-name="P1" draw:layer="layout" svg:x1="5.17cm" svg:y1="12.446cm" svg:x2="5.678cm" svg:y2="12.446cm">
            <text:p/>
          </draw:line>
        </draw:g>
        <draw:g>
          <draw:line draw:style-name="gr3" draw:text-style-name="P1" draw:layer="layout" svg:x1="7.024cm" svg:y1="11.812cm" svg:x2="7.024cm" svg:y2="12.701cm">
            <text:p/>
          </draw:line>
          <draw:line draw:style-name="gr3" draw:text-style-name="P1" draw:layer="layout" svg:x1="6.77cm" svg:y1="12.447cm" svg:x2="7.278cm" svg:y2="12.447cm">
            <text:p/>
          </draw:line>
        </draw:g>
        <draw:g>
          <draw:line draw:style-name="gr3" draw:text-style-name="P1" draw:layer="layout" svg:x1="8.524cm" svg:y1="11.812cm" svg:x2="8.524cm" svg:y2="12.701cm">
            <text:p/>
          </draw:line>
          <draw:line draw:style-name="gr3" draw:text-style-name="P1" draw:layer="layout" svg:x1="8.27cm" svg:y1="12.447cm" svg:x2="8.778cm" svg:y2="12.447cm">
            <text:p/>
          </draw:line>
        </draw:g>
        <draw:g>
          <draw:line draw:style-name="gr3" draw:text-style-name="P1" draw:layer="layout" svg:x1="11.524cm" svg:y1="11.811cm" svg:x2="11.524cm" svg:y2="12.7cm">
            <text:p/>
          </draw:line>
          <draw:line draw:style-name="gr3" draw:text-style-name="P1" draw:layer="layout" svg:x1="11.27cm" svg:y1="12.446cm" svg:x2="11.778cm" svg:y2="12.446cm">
            <text:p/>
          </draw:line>
        </draw:g>
        <draw:g>
          <draw:line draw:style-name="gr3" draw:text-style-name="P1" draw:layer="layout" svg:x1="12.924cm" svg:y1="11.812cm" svg:x2="12.924cm" svg:y2="12.701cm">
            <text:p/>
          </draw:line>
          <draw:line draw:style-name="gr3" draw:text-style-name="P1" draw:layer="layout" svg:x1="12.67cm" svg:y1="12.447cm" svg:x2="13.178cm" svg:y2="12.447cm">
            <text:p/>
          </draw:line>
        </draw:g>
        <draw:g>
          <draw:line draw:style-name="gr3" draw:text-style-name="P1" draw:layer="layout" svg:x1="14.424cm" svg:y1="11.812cm" svg:x2="14.424cm" svg:y2="12.701cm">
            <text:p/>
          </draw:line>
          <draw:line draw:style-name="gr3" draw:text-style-name="P1" draw:layer="layout" svg:x1="14.17cm" svg:y1="12.447cm" svg:x2="14.678cm" svg:y2="12.447cm">
            <text:p/>
          </draw:line>
        </draw:g>
        <draw:g>
          <draw:line draw:style-name="gr3" draw:text-style-name="P1" draw:layer="layout" svg:x1="16.024cm" svg:y1="11.813cm" svg:x2="16.024cm" svg:y2="12.702cm">
            <text:p/>
          </draw:line>
          <draw:line draw:style-name="gr3" draw:text-style-name="P1" draw:layer="layout" svg:x1="15.77cm" svg:y1="12.448cm" svg:x2="16.278cm" svg:y2="12.448cm">
            <text:p/>
          </draw:line>
        </draw:g>
        <draw:g>
          <draw:line draw:style-name="gr3" draw:text-style-name="P1" draw:layer="layout" svg:x1="17.524cm" svg:y1="11.813cm" svg:x2="17.524cm" svg:y2="12.702cm">
            <text:p/>
          </draw:line>
          <draw:line draw:style-name="gr3" draw:text-style-name="P1" draw:layer="layout" svg:x1="17.27cm" svg:y1="12.448cm" svg:x2="17.778cm" svg:y2="12.448cm">
            <text:p/>
          </draw:line>
        </draw:g>
        <draw:g>
          <draw:line draw:style-name="gr3" draw:text-style-name="P1" draw:layer="layout" svg:x1="2.524cm" svg:y1="16.81cm" svg:x2="2.524cm" svg:y2="17.699cm">
            <text:p/>
          </draw:line>
          <draw:line draw:style-name="gr3" draw:text-style-name="P1" draw:layer="layout" svg:x1="2.27cm" svg:y1="17.445cm" svg:x2="2.778cm" svg:y2="17.445cm">
            <text:p/>
          </draw:line>
        </draw:g>
        <draw:g>
          <draw:line draw:style-name="gr3" draw:text-style-name="P1" draw:layer="layout" svg:x1="3.924cm" svg:y1="16.811cm" svg:x2="3.924cm" svg:y2="17.7cm">
            <text:p/>
          </draw:line>
          <draw:line draw:style-name="gr3" draw:text-style-name="P1" draw:layer="layout" svg:x1="3.67cm" svg:y1="17.446cm" svg:x2="4.178cm" svg:y2="17.446cm">
            <text:p/>
          </draw:line>
        </draw:g>
        <draw:g>
          <draw:line draw:style-name="gr3" draw:text-style-name="P1" draw:layer="layout" svg:x1="5.424cm" svg:y1="16.811cm" svg:x2="5.424cm" svg:y2="17.7cm">
            <text:p/>
          </draw:line>
          <draw:line draw:style-name="gr3" draw:text-style-name="P1" draw:layer="layout" svg:x1="5.17cm" svg:y1="17.446cm" svg:x2="5.678cm" svg:y2="17.446cm">
            <text:p/>
          </draw:line>
        </draw:g>
        <draw:g>
          <draw:line draw:style-name="gr3" draw:text-style-name="P1" draw:layer="layout" svg:x1="7.024cm" svg:y1="16.812cm" svg:x2="7.024cm" svg:y2="17.701cm">
            <text:p/>
          </draw:line>
          <draw:line draw:style-name="gr3" draw:text-style-name="P1" draw:layer="layout" svg:x1="6.77cm" svg:y1="17.447cm" svg:x2="7.278cm" svg:y2="17.447cm">
            <text:p/>
          </draw:line>
        </draw:g>
        <draw:g>
          <draw:line draw:style-name="gr3" draw:text-style-name="P1" draw:layer="layout" svg:x1="8.524cm" svg:y1="16.812cm" svg:x2="8.524cm" svg:y2="17.701cm">
            <text:p/>
          </draw:line>
          <draw:line draw:style-name="gr3" draw:text-style-name="P1" draw:layer="layout" svg:x1="8.27cm" svg:y1="17.447cm" svg:x2="8.778cm" svg:y2="17.447cm">
            <text:p/>
          </draw:line>
        </draw:g>
        <draw:g>
          <draw:line draw:style-name="gr3" draw:text-style-name="P1" draw:layer="layout" svg:x1="11.524cm" svg:y1="16.811cm" svg:x2="11.524cm" svg:y2="17.7cm">
            <text:p/>
          </draw:line>
          <draw:line draw:style-name="gr3" draw:text-style-name="P1" draw:layer="layout" svg:x1="11.27cm" svg:y1="17.446cm" svg:x2="11.778cm" svg:y2="17.446cm">
            <text:p/>
          </draw:line>
        </draw:g>
        <draw:g>
          <draw:line draw:style-name="gr3" draw:text-style-name="P1" draw:layer="layout" svg:x1="12.924cm" svg:y1="16.812cm" svg:x2="12.924cm" svg:y2="17.701cm">
            <text:p/>
          </draw:line>
          <draw:line draw:style-name="gr3" draw:text-style-name="P1" draw:layer="layout" svg:x1="12.67cm" svg:y1="17.447cm" svg:x2="13.178cm" svg:y2="17.447cm">
            <text:p/>
          </draw:line>
        </draw:g>
        <draw:g>
          <draw:line draw:style-name="gr3" draw:text-style-name="P1" draw:layer="layout" svg:x1="14.424cm" svg:y1="16.812cm" svg:x2="14.424cm" svg:y2="17.701cm">
            <text:p/>
          </draw:line>
          <draw:line draw:style-name="gr3" draw:text-style-name="P1" draw:layer="layout" svg:x1="14.17cm" svg:y1="17.447cm" svg:x2="14.678cm" svg:y2="17.447cm">
            <text:p/>
          </draw:line>
        </draw:g>
        <draw:g>
          <draw:line draw:style-name="gr3" draw:text-style-name="P1" draw:layer="layout" svg:x1="16.024cm" svg:y1="16.813cm" svg:x2="16.024cm" svg:y2="17.702cm">
            <text:p/>
          </draw:line>
          <draw:line draw:style-name="gr3" draw:text-style-name="P1" draw:layer="layout" svg:x1="15.77cm" svg:y1="17.448cm" svg:x2="16.278cm" svg:y2="17.448cm">
            <text:p/>
          </draw:line>
        </draw:g>
        <draw:g>
          <draw:line draw:style-name="gr3" draw:text-style-name="P1" draw:layer="layout" svg:x1="17.524cm" svg:y1="16.813cm" svg:x2="17.524cm" svg:y2="17.702cm">
            <text:p/>
          </draw:line>
          <draw:line draw:style-name="gr3" draw:text-style-name="P1" draw:layer="layout" svg:x1="17.27cm" svg:y1="17.448cm" svg:x2="17.778cm" svg:y2="17.448cm">
            <text:p/>
          </draw:line>
        </draw:g>
        <draw:g>
          <draw:line draw:style-name="gr3" draw:text-style-name="P1" draw:layer="layout" svg:x1="2.524cm" svg:y1="10.302cm" svg:x2="2.524cm" svg:y2="9.413cm">
            <text:p/>
          </draw:line>
          <draw:line draw:style-name="gr3" draw:text-style-name="P1" draw:layer="layout" svg:x1="2.27cm" svg:y1="9.667cm" svg:x2="2.778cm" svg:y2="9.667cm">
            <text:p/>
          </draw:line>
        </draw:g>
        <draw:g>
          <draw:line draw:style-name="gr3" draw:text-style-name="P1" draw:layer="layout" svg:x1="3.924cm" svg:y1="10.301cm" svg:x2="3.924cm" svg:y2="9.412cm">
            <text:p/>
          </draw:line>
          <draw:line draw:style-name="gr3" draw:text-style-name="P1" draw:layer="layout" svg:x1="3.67cm" svg:y1="9.666cm" svg:x2="4.178cm" svg:y2="9.666cm">
            <text:p/>
          </draw:line>
        </draw:g>
        <draw:g>
          <draw:line draw:style-name="gr3" draw:text-style-name="P1" draw:layer="layout" svg:x1="5.424cm" svg:y1="10.301cm" svg:x2="5.424cm" svg:y2="9.412cm">
            <text:p/>
          </draw:line>
          <draw:line draw:style-name="gr3" draw:text-style-name="P1" draw:layer="layout" svg:x1="5.17cm" svg:y1="9.666cm" svg:x2="5.678cm" svg:y2="9.666cm">
            <text:p/>
          </draw:line>
        </draw:g>
        <draw:g>
          <draw:line draw:style-name="gr3" draw:text-style-name="P1" draw:layer="layout" svg:x1="7.024cm" svg:y1="10.3cm" svg:x2="7.024cm" svg:y2="9.411cm">
            <text:p/>
          </draw:line>
          <draw:line draw:style-name="gr3" draw:text-style-name="P1" draw:layer="layout" svg:x1="6.77cm" svg:y1="9.665cm" svg:x2="7.278cm" svg:y2="9.665cm">
            <text:p/>
          </draw:line>
        </draw:g>
        <draw:g>
          <draw:line draw:style-name="gr3" draw:text-style-name="P1" draw:layer="layout" svg:x1="8.524cm" svg:y1="10.3cm" svg:x2="8.524cm" svg:y2="9.411cm">
            <text:p/>
          </draw:line>
          <draw:line draw:style-name="gr3" draw:text-style-name="P1" draw:layer="layout" svg:x1="8.27cm" svg:y1="9.665cm" svg:x2="8.778cm" svg:y2="9.665cm">
            <text:p/>
          </draw:line>
        </draw:g>
        <draw:g>
          <draw:line draw:style-name="gr3" draw:text-style-name="P1" draw:layer="layout" svg:x1="11.524cm" svg:y1="10.301cm" svg:x2="11.524cm" svg:y2="9.412cm">
            <text:p/>
          </draw:line>
          <draw:line draw:style-name="gr3" draw:text-style-name="P1" draw:layer="layout" svg:x1="11.27cm" svg:y1="9.666cm" svg:x2="11.778cm" svg:y2="9.666cm">
            <text:p/>
          </draw:line>
        </draw:g>
        <draw:g>
          <draw:line draw:style-name="gr3" draw:text-style-name="P1" draw:layer="layout" svg:x1="12.924cm" svg:y1="10.3cm" svg:x2="12.924cm" svg:y2="9.411cm">
            <text:p/>
          </draw:line>
          <draw:line draw:style-name="gr3" draw:text-style-name="P1" draw:layer="layout" svg:x1="12.67cm" svg:y1="9.665cm" svg:x2="13.178cm" svg:y2="9.665cm">
            <text:p/>
          </draw:line>
        </draw:g>
        <draw:g>
          <draw:line draw:style-name="gr3" draw:text-style-name="P1" draw:layer="layout" svg:x1="14.424cm" svg:y1="10.3cm" svg:x2="14.424cm" svg:y2="9.411cm">
            <text:p/>
          </draw:line>
          <draw:line draw:style-name="gr3" draw:text-style-name="P1" draw:layer="layout" svg:x1="14.17cm" svg:y1="9.665cm" svg:x2="14.678cm" svg:y2="9.665cm">
            <text:p/>
          </draw:line>
        </draw:g>
        <draw:g>
          <draw:line draw:style-name="gr3" draw:text-style-name="P1" draw:layer="layout" svg:x1="16.024cm" svg:y1="10.299cm" svg:x2="16.024cm" svg:y2="9.41cm">
            <text:p/>
          </draw:line>
          <draw:line draw:style-name="gr3" draw:text-style-name="P1" draw:layer="layout" svg:x1="15.77cm" svg:y1="9.664cm" svg:x2="16.278cm" svg:y2="9.664cm">
            <text:p/>
          </draw:line>
        </draw:g>
        <draw:g>
          <draw:line draw:style-name="gr3" draw:text-style-name="P1" draw:layer="layout" svg:x1="17.524cm" svg:y1="10.299cm" svg:x2="17.524cm" svg:y2="9.41cm">
            <text:p/>
          </draw:line>
          <draw:line draw:style-name="gr3" draw:text-style-name="P1" draw:layer="layout" svg:x1="17.27cm" svg:y1="9.664cm" svg:x2="17.778cm" svg:y2="9.664cm">
            <text:p/>
          </draw:line>
        </draw:g>
        <draw:g>
          <draw:line draw:style-name="gr3" draw:text-style-name="P1" draw:layer="layout" svg:x1="2.524cm" svg:y1="15.302cm" svg:x2="2.524cm" svg:y2="14.413cm">
            <text:p/>
          </draw:line>
          <draw:line draw:style-name="gr3" draw:text-style-name="P1" draw:layer="layout" svg:x1="2.27cm" svg:y1="14.667cm" svg:x2="2.778cm" svg:y2="14.667cm">
            <text:p/>
          </draw:line>
        </draw:g>
        <draw:g>
          <draw:line draw:style-name="gr3" draw:text-style-name="P1" draw:layer="layout" svg:x1="3.924cm" svg:y1="15.301cm" svg:x2="3.924cm" svg:y2="14.412cm">
            <text:p/>
          </draw:line>
          <draw:line draw:style-name="gr3" draw:text-style-name="P1" draw:layer="layout" svg:x1="3.67cm" svg:y1="14.666cm" svg:x2="4.178cm" svg:y2="14.666cm">
            <text:p/>
          </draw:line>
        </draw:g>
        <draw:g>
          <draw:line draw:style-name="gr3" draw:text-style-name="P1" draw:layer="layout" svg:x1="5.424cm" svg:y1="15.301cm" svg:x2="5.424cm" svg:y2="14.412cm">
            <text:p/>
          </draw:line>
          <draw:line draw:style-name="gr3" draw:text-style-name="P1" draw:layer="layout" svg:x1="5.17cm" svg:y1="14.666cm" svg:x2="5.678cm" svg:y2="14.666cm">
            <text:p/>
          </draw:line>
        </draw:g>
        <draw:g>
          <draw:line draw:style-name="gr3" draw:text-style-name="P1" draw:layer="layout" svg:x1="7.024cm" svg:y1="15.3cm" svg:x2="7.024cm" svg:y2="14.411cm">
            <text:p/>
          </draw:line>
          <draw:line draw:style-name="gr3" draw:text-style-name="P1" draw:layer="layout" svg:x1="6.77cm" svg:y1="14.665cm" svg:x2="7.278cm" svg:y2="14.665cm">
            <text:p/>
          </draw:line>
        </draw:g>
        <draw:g>
          <draw:line draw:style-name="gr3" draw:text-style-name="P1" draw:layer="layout" svg:x1="8.524cm" svg:y1="15.3cm" svg:x2="8.524cm" svg:y2="14.411cm">
            <text:p/>
          </draw:line>
          <draw:line draw:style-name="gr3" draw:text-style-name="P1" draw:layer="layout" svg:x1="8.27cm" svg:y1="14.665cm" svg:x2="8.778cm" svg:y2="14.665cm">
            <text:p/>
          </draw:line>
        </draw:g>
        <draw:g>
          <draw:line draw:style-name="gr3" draw:text-style-name="P1" draw:layer="layout" svg:x1="11.524cm" svg:y1="15.301cm" svg:x2="11.524cm" svg:y2="14.412cm">
            <text:p/>
          </draw:line>
          <draw:line draw:style-name="gr3" draw:text-style-name="P1" draw:layer="layout" svg:x1="11.27cm" svg:y1="14.666cm" svg:x2="11.778cm" svg:y2="14.666cm">
            <text:p/>
          </draw:line>
        </draw:g>
        <draw:g>
          <draw:line draw:style-name="gr3" draw:text-style-name="P1" draw:layer="layout" svg:x1="12.924cm" svg:y1="15.3cm" svg:x2="12.924cm" svg:y2="14.411cm">
            <text:p/>
          </draw:line>
          <draw:line draw:style-name="gr3" draw:text-style-name="P1" draw:layer="layout" svg:x1="12.67cm" svg:y1="14.665cm" svg:x2="13.178cm" svg:y2="14.665cm">
            <text:p/>
          </draw:line>
        </draw:g>
        <draw:g>
          <draw:line draw:style-name="gr3" draw:text-style-name="P1" draw:layer="layout" svg:x1="14.424cm" svg:y1="15.3cm" svg:x2="14.424cm" svg:y2="14.411cm">
            <text:p/>
          </draw:line>
          <draw:line draw:style-name="gr3" draw:text-style-name="P1" draw:layer="layout" svg:x1="14.17cm" svg:y1="14.665cm" svg:x2="14.678cm" svg:y2="14.665cm">
            <text:p/>
          </draw:line>
        </draw:g>
        <draw:g>
          <draw:line draw:style-name="gr3" draw:text-style-name="P1" draw:layer="layout" svg:x1="16.024cm" svg:y1="15.299cm" svg:x2="16.024cm" svg:y2="14.41cm">
            <text:p/>
          </draw:line>
          <draw:line draw:style-name="gr3" draw:text-style-name="P1" draw:layer="layout" svg:x1="15.77cm" svg:y1="14.664cm" svg:x2="16.278cm" svg:y2="14.664cm">
            <text:p/>
          </draw:line>
        </draw:g>
        <draw:g>
          <draw:line draw:style-name="gr3" draw:text-style-name="P1" draw:layer="layout" svg:x1="17.524cm" svg:y1="15.299cm" svg:x2="17.524cm" svg:y2="14.41cm">
            <text:p/>
          </draw:line>
          <draw:line draw:style-name="gr3" draw:text-style-name="P1" draw:layer="layout" svg:x1="17.27cm" svg:y1="14.664cm" svg:x2="17.778cm" svg:y2="14.664cm">
            <text:p/>
          </draw:line>
        </draw:g>
        <draw:g>
          <draw:line draw:style-name="gr3" draw:text-style-name="P1" draw:layer="layout" svg:x1="2.524cm" svg:y1="20.302cm" svg:x2="2.524cm" svg:y2="19.413cm">
            <text:p/>
          </draw:line>
          <draw:line draw:style-name="gr3" draw:text-style-name="P1" draw:layer="layout" svg:x1="2.27cm" svg:y1="19.667cm" svg:x2="2.778cm" svg:y2="19.667cm">
            <text:p/>
          </draw:line>
        </draw:g>
        <draw:g>
          <draw:line draw:style-name="gr3" draw:text-style-name="P1" draw:layer="layout" svg:x1="3.924cm" svg:y1="20.301cm" svg:x2="3.924cm" svg:y2="19.412cm">
            <text:p/>
          </draw:line>
          <draw:line draw:style-name="gr3" draw:text-style-name="P1" draw:layer="layout" svg:x1="3.67cm" svg:y1="19.666cm" svg:x2="4.178cm" svg:y2="19.666cm">
            <text:p/>
          </draw:line>
        </draw:g>
        <draw:g>
          <draw:line draw:style-name="gr3" draw:text-style-name="P1" draw:layer="layout" svg:x1="5.424cm" svg:y1="20.301cm" svg:x2="5.424cm" svg:y2="19.412cm">
            <text:p/>
          </draw:line>
          <draw:line draw:style-name="gr3" draw:text-style-name="P1" draw:layer="layout" svg:x1="5.17cm" svg:y1="19.666cm" svg:x2="5.678cm" svg:y2="19.666cm">
            <text:p/>
          </draw:line>
        </draw:g>
        <draw:g>
          <draw:line draw:style-name="gr3" draw:text-style-name="P1" draw:layer="layout" svg:x1="7.024cm" svg:y1="20.3cm" svg:x2="7.024cm" svg:y2="19.411cm">
            <text:p/>
          </draw:line>
          <draw:line draw:style-name="gr3" draw:text-style-name="P1" draw:layer="layout" svg:x1="6.77cm" svg:y1="19.665cm" svg:x2="7.278cm" svg:y2="19.665cm">
            <text:p/>
          </draw:line>
        </draw:g>
        <draw:g>
          <draw:line draw:style-name="gr3" draw:text-style-name="P1" draw:layer="layout" svg:x1="8.524cm" svg:y1="20.3cm" svg:x2="8.524cm" svg:y2="19.411cm">
            <text:p/>
          </draw:line>
          <draw:line draw:style-name="gr3" draw:text-style-name="P1" draw:layer="layout" svg:x1="8.27cm" svg:y1="19.665cm" svg:x2="8.778cm" svg:y2="19.665cm">
            <text:p/>
          </draw:line>
        </draw:g>
        <draw:g>
          <draw:line draw:style-name="gr3" draw:text-style-name="P1" draw:layer="layout" svg:x1="11.524cm" svg:y1="20.301cm" svg:x2="11.524cm" svg:y2="19.412cm">
            <text:p/>
          </draw:line>
          <draw:line draw:style-name="gr3" draw:text-style-name="P1" draw:layer="layout" svg:x1="11.27cm" svg:y1="19.666cm" svg:x2="11.778cm" svg:y2="19.666cm">
            <text:p/>
          </draw:line>
        </draw:g>
        <draw:g>
          <draw:line draw:style-name="gr3" draw:text-style-name="P1" draw:layer="layout" svg:x1="12.924cm" svg:y1="20.3cm" svg:x2="12.924cm" svg:y2="19.411cm">
            <text:p/>
          </draw:line>
          <draw:line draw:style-name="gr3" draw:text-style-name="P1" draw:layer="layout" svg:x1="12.67cm" svg:y1="19.665cm" svg:x2="13.178cm" svg:y2="19.665cm">
            <text:p/>
          </draw:line>
        </draw:g>
        <draw:g>
          <draw:line draw:style-name="gr3" draw:text-style-name="P1" draw:layer="layout" svg:x1="14.424cm" svg:y1="20.3cm" svg:x2="14.424cm" svg:y2="19.411cm">
            <text:p/>
          </draw:line>
          <draw:line draw:style-name="gr3" draw:text-style-name="P1" draw:layer="layout" svg:x1="14.17cm" svg:y1="19.665cm" svg:x2="14.678cm" svg:y2="19.665cm">
            <text:p/>
          </draw:line>
        </draw:g>
        <draw:g>
          <draw:line draw:style-name="gr3" draw:text-style-name="P1" draw:layer="layout" svg:x1="16.024cm" svg:y1="20.299cm" svg:x2="16.024cm" svg:y2="19.41cm">
            <text:p/>
          </draw:line>
          <draw:line draw:style-name="gr3" draw:text-style-name="P1" draw:layer="layout" svg:x1="15.77cm" svg:y1="19.664cm" svg:x2="16.278cm" svg:y2="19.664cm">
            <text:p/>
          </draw:line>
        </draw:g>
        <draw:g>
          <draw:line draw:style-name="gr3" draw:text-style-name="P1" draw:layer="layout" svg:x1="17.524cm" svg:y1="20.299cm" svg:x2="17.524cm" svg:y2="19.41cm">
            <text:p/>
          </draw:line>
          <draw:line draw:style-name="gr3" draw:text-style-name="P1" draw:layer="layout" svg:x1="17.27cm" svg:y1="19.664cm" svg:x2="17.778cm" svg:y2="19.66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as Franco</meta:initial-creator>
    <meta:creation-date>2014-10-29T17:16:18.832054890</meta:creation-date>
    <dc:date>2014-10-29T17:23:43.430103508</dc:date>
    <dc:creator>Lucas Franco</dc:creator>
    <meta:editing-duration>PT1M22S</meta:editing-duration>
    <meta:editing-cycles>3</meta:editing-cycles>
    <meta:generator>LibreOffice/4.2.6.3$Linux_X86_64 LibreOffice_project/420m0$Build-3</meta:generator>
    <meta:document-statistic meta:object-count="300"/>
  </office:meta>
</office:document-meta>
</file>